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e79" officeooo:paragraph-rsid="000d0e79"/>
    </style:style>
    <style:style style:name="T1" style:family="text">
      <style:text-properties officeooo:rsid="000ec2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l_state</text:p>
      <text:p text:style-name="P1">In the initial state the machine starts calibrating the sorting mechanism by moving it up.</text:p>
      <text:p text:style-name="P1"/>
      <text:p text:style-name="P1">Calibrate_sorter</text:p>
      <text:p text:style-name="P1">In the calibrate sorter state the sorting mechanism moves down until it is just above the conveyor belt.</text:p>
      <text:p text:style-name="P1"/>
      <text:p text:style-name="P1">Resting_state</text:p>
      <text:p text:style-name="P1">In the resting state the sorting machine is at rest and waiting for the user to press the START/STOP button.</text:p>
      <text:p text:style-name="P1"/>
      <text:p text:style-name="P1">Running_state</text:p>
      <text:p text:style-name="P1">In the running state the sorting mechanism, the conveyor belt, the <text:span text:style-name="T1">position detector, and the colour detector are turned 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3:10:56.525127956</meta:creation-date>
    <dc:date>2015-03-13T13:43:25.280586026</dc:date>
    <meta:editing-duration>PT7M55S</meta:editing-duration>
    <meta:editing-cycles>1</meta:editing-cycles>
    <meta:document-statistic meta:table-count="0" meta:image-count="0" meta:object-count="0" meta:page-count="1" meta:paragraph-count="8" meta:word-count="77" meta:character-count="481" meta:non-whitespace-character-count="412"/>
    <meta:generator>LibreOffice/4.3.3.2$Linux_X86_64 LibreOffice_project/430m0$Build-2</meta:generator>
  </office:meta>
</office:document-meta>
</file>